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WaveFrequencies" style:family="table">
      <style:table-properties style:width="0.6097in" table:align="center"/>
    </style:style>
    <style:style style:name="WaveFrequencies.A" style:family="table-column">
      <style:table-column-properties style:column-width="0.6097in"/>
    </style:style>
    <style:style style:name="WaveFrequencies.A1" style:family="table-cell" style:data-style-name="N116">
      <style:table-cell-properties fo:padding="0.0382in" fo:border="0.05pt solid #000000"/>
    </style:style>
    <style:style style:name="WaveFrequencies.A2" style:family="table-cell" style:data-style-name="N116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0.6097in" table:align="center"/>
    </style:style>
    <style:style style:name="Table1.A" style:family="table-column">
      <style:table-column-properties style:column-width="0.6097in"/>
    </style:style>
    <style:style style:name="Table1.A1" style:family="table-cell" style:data-style-name="N116">
      <style:table-cell-properties fo:padding="0.0382in" fo:border="0.05pt solid #000000"/>
    </style:style>
    <style:style style:name="Table1.A2" style:family="table-cell" style:data-style-name="N116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text-properties officeooo:rsid="00585851" officeooo:paragraph-rsid="000bab2a"/>
    </style:style>
    <style:style style:name="P8" style:family="paragraph" style:parent-style-name="Text_20_body">
      <style:text-properties officeooo:paragraph-rsid="000bab2a"/>
    </style:style>
    <style:style style:name="P9" style:family="paragraph" style:parent-style-name="DocTitle" style:master-page-name="First_20_Page">
      <style:paragraph-properties style:page-number="auto"/>
    </style:style>
    <style:style style:name="P10" style:family="paragraph" style:parent-style-name="DocHeading1">
      <style:text-properties officeooo:rsid="00585851" officeooo:paragraph-rsid="000bab2a"/>
    </style:style>
    <style:style style:name="P11" style:family="paragraph" style:parent-style-name="DocHeading2">
      <style:text-properties officeooo:rsid="00585851" officeooo:paragraph-rsid="000bab2a"/>
    </style:style>
    <style:style style:name="P12" style:family="paragraph" style:parent-style-name="DocHeading3">
      <style:text-properties officeooo:paragraph-rsid="000bab2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bab2a"/>
    </style:style>
    <style:style style:name="T3" style:family="text">
      <style:text-properties officeooo:rsid="00597de7"/>
    </style:style>
    <style:style style:name="T4" style:family="text">
      <style:text-properties officeooo:rsid="005b36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116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9"><text:title>Wave Frequencies</text:title></text:p>
      <text:h text:style-name="DocHeading1" text:outline-level="1">Result</text:h>
      <text:p text:style-name="Text_20_body">The wave frequencies is a list of wave frequencies used in the analysis. <text:s/><text:span text:style-name="T2">This is the list of global wave frequencies. <text:s/>It does not consider body forward velocity or encounter angle.</text:span> <text:s/>This essentially repeats back the frequencies the user input for the analysis. <text:s/>This output provides two useful things:</text:p>
      <text:list xml:id="list18837420642" text:style-name="L1">
        <text:list-item>
          <text:p text:style-name="P5">The frequency list confirms the inputs the user specified.</text:p>
        </text:list-item>
        <text:list-item>
          <text:p text:style-name="P5">The frequency list shows the sequence of wave frequencies used. <text:s/>This sequence may be irregularly spaced, or there may be one or two special frequencies entered. <text:s/>That is why each individual frequency in the analysis is listed. <text:s/>This listing is important because oFreq will not list the wave frequencies in subsequent outputs. <text:s/>Each other output simply provides an ordered list. <text:s/>The sequence of the list of outputs matches the sequence of frequencies. <text:s/>Take the following example of wave frequencies (<text:sequence-ref text:reference-format="category-and-value" text:ref-name="refTable0">Table 1.1</text:sequence-ref>), and some generic output (<text:sequence-ref text:reference-format="category-and-value" text:ref-name="refTable1">Table 1.2</text:sequence-ref>).</text:p>
        </text:list-item>
      </text:list>
      <text:p text:style-name="DocCaption">Table <text:sequence text:ref-name="refTable0" text:name="Table" text:formula="ooow:Table+1" style:num-format="1">1.1</text:sequence>: <text:s/>Wave Frequencies</text:p>
      <table:table table:name="WaveFrequencies" table:style-name="WaveFrequencies">
        <table:table-column table:style-name="WaveFrequencies.A"/>
        <table:table-row>
          <table:table-cell table:style-name="WaveFrequencies.A1" office:value-type="float" office:value="0.005">
            <text:p text:style-name="DocText">0.005</text:p>
          </table:table-cell>
        </table:table-row>
        <table:table-row>
          <table:table-cell table:style-name="WaveFrequencies.A2" office:value-type="float" office:value="0.01">
            <text:p text:style-name="DocText">0.010</text:p>
          </table:table-cell>
        </table:table-row>
        <table:table-row>
          <table:table-cell table:style-name="WaveFrequencies.A2" office:value-type="float" office:value="0.3">
            <text:p text:style-name="DocText">0.300</text:p>
          </table:table-cell>
        </table:table-row>
        <table:table-row>
          <table:table-cell table:style-name="WaveFrequencies.A2" office:value-type="float" office:value="0.5">
            <text:p text:style-name="DocText">0.500</text:p>
          </table:table-cell>
        </table:table-row>
        <table:table-row>
          <table:table-cell table:style-name="WaveFrequencies.A2" office:value-type="float" office:value="0.7">
            <text:p text:style-name="DocText">0.700</text:p>
          </table:table-cell>
        </table:table-row>
      </table:table>
      <text:p text:style-name="Text_20_body"/>
      <text:p text:style-name="DocCaption">Table <text:sequence text:ref-name="refTable1" text:name="Table" text:formula="ooow:Table+1" style:num-format="1">1.2</text:sequence>: <text:s/>Generic Output</text:p>
      <table:table table:name="Table1" table:style-name="Table1">
        <table:table-column table:style-name="Table1.A"/>
        <table:table-row>
          <table:table-cell table:style-name="Table1.A1" office:value-type="float" office:value="7">
            <text:p text:style-name="DocText">7.000</text:p>
          </table:table-cell>
        </table:table-row>
        <table:table-row>
          <table:table-cell table:style-name="Table1.A2" office:value-type="float" office:value="4">
            <text:p text:style-name="DocText">4.000</text:p>
          </table:table-cell>
        </table:table-row>
        <table:table-row>
          <table:table-cell table:style-name="Table1.A2" office:value-type="float" office:value="3">
            <text:p text:style-name="DocText">3.000</text:p>
          </table:table-cell>
        </table:table-row>
        <table:table-row>
          <table:table-cell table:style-name="Table1.A2" office:value-type="float" office:value="2">
            <text:p text:style-name="DocText">2.000</text:p>
          </table:table-cell>
        </table:table-row>
        <table:table-row>
          <table:table-cell table:style-name="Table1.A2" office:value-type="float" office:value="1">
            <text:p text:style-name="DocText">1.000</text:p>
          </table:table-cell>
        </table:table-row>
      </table:table>
      <text:p text:style-name="Text_20_body"><text:soft-page-break/></text:p>
      <text:p text:style-name="Text_20_body">These tables show how the outputs will only provide a list of values. <text:s/>But the sequence of the list always matches the sequence of wave frequencies. <text:s/>So the output value of 7.000 occurs at a wave frequency of 0.005 rad/s. <text:s/>And the output value of 2.000 occurs at a wave frequency of 0.500 rad/s. <text:s/>The list of frequencies is the index for all other frequency based outputs.</text:p>
      <text:h text:style-name="DocHeading2" text:outline-level="2">Units of Measurement</text:h>
      <text:p text:style-name="Text_20_body">The wave frequencies are measured in radians per second (rad/s).</text:p>
      <text:h text:style-name="DocHeading1" text:outline-level="1">Assumptions / <text:span text:style-name="T2">Limitations</text:span></text:h>
      <text:p text:style-name="Text_20_body">The output of wave frequencies makes the following simple assumptions.</text:p>
      <text:list xml:id="list18168209771" text:style-name="L2">
        <text:list-item>
          <text:p text:style-name="P6">At least one wave frequency was entered for the analysis.</text:p>
        </text:list-item>
      </text:list>
      <text:h text:style-name="DocHeading1" text:outline-level="1">Variable Dependencies</text:h>
      <text:p text:style-name="Text_20_body">The list of wave frequencies does not depend on any other variable in the analysis. <text:s/>It is an independent variable.</text:p>
      <text:h text:style-name="DocHeading1" text:outline-level="1">Derivation</text:h>
      <text:p text:style-name="Text_20_body">No derivation is necessary. <text:s/>The list of wave <text:span text:style-name="T2">frequencies </text:span>is an input provided by the user.</text:p>
      <text:h text:style-name="P10" text:outline-level="1">Application to Custom Motion Models</text:h>
      <text:p text:style-name="P7"><text:span text:style-name="T2">The list of wave frequencies does not depend on the motion model selected. <text:s/>This output is always valid, regardless of the motion model.</text:span></text:p>
      <text:h text:style-name="P10" text:outline-level="1"><text:bookmark-start text:name="__RefHeading__92_63350455"/>Response Amplitude Operator (RAO)<text:bookmark-end text:name="__RefHeading__92_63350455"/></text:h>
      <text:p text:style-name="P8"><text:span text:style-name="T3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3"><text:bookmark-ref text:reference-format="number" text:ref-name="__RefHeading__92_63350455">6</text:bookmark-ref></text:span><text:span text:style-name="T3"> addresses this by describing the exact calculation method of the RAO for each output.</text:span></text:p>
      <text:h text:style-name="P11" text:outline-level="2">RAO Calculation</text:h>
      <text:p text:style-name="P8"><text:span text:style-name="T2">The RAO has no meaning for the global wave frequencies. <text:s/>No RAO is calcul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/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02_wave_frequencies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Document Number: <text:s/><text:subject>T04-0050..0002</text:subject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7T17:09:42.20</meta:creation-date>
    <meta:editing-cycles>4</meta:editing-cycles>
    <meta:editing-duration>PT48M36S</meta:editing-duration>
    <dc:description>Wave Frequencies
</dc:description>
    <dc:subject>T04-0050..0002</dc:subject>
    <dc:title>Wave Frequencies</dc:title>
    <dc:date>2014-04-18T09:04:41</dc:date>
    <meta:document-statistic meta:table-count="2" meta:image-count="0" meta:object-count="0" meta:page-count="2" meta:paragraph-count="37" meta:word-count="460" meta:character-count="2813" meta:non-whitespace-character-count="2370"/>
    <meta:user-defined meta:name="Info 1"/>
    <meta:user-defined meta:name="Info 2"/>
    <meta:user-defined meta:name="Info 3"/>
    <meta:user-defined meta:name="Info 4"/>
  </office:meta>
</office:document-meta>
</file>